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38%" style:writing-mode="lr-tb"/>
    </style:style>
    <style:style style:name="T1_1" style:family="text"/>
    <style:style style:name="T1_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_3" style:family="text"/>
    <style:style style:name="T1_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_5" style:family="text"/>
    <style:style style:name="T1_6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_7" style:family="text"/>
    <style:style style:name="T1_8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_9" style:family="text"/>
    <style:style style:name="T1_10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_11" style:family="text"/>
    <style:style style:name="T1_1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_13" style:family="text"/>
    <style:style style:name="T1_1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P2" style:family="paragraph" style:parent-style-name="Standard">
      <style:paragraph-properties fo:break-before="auto" fo:line-height="138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P3" style:family="paragraph" style:parent-style-name="Standard">
      <style:paragraph-properties fo:break-before="auto" fo:line-height="138%" style:writing-mode="lr-tb"/>
    </style:style>
    <style:style style:name="T3_1" style:family="text"/>
    <style:style style:name="T3_2" style:family="text">
      <style:text-properties fo:color="#1155cc" style:text-underline-style="solid" style:text-underline-color="font-color"/>
    </style:style>
    <style:style style:name="T3_3" style:family="text"/>
    <style:style style:name="T3_4" style:family="text">
      <style:text-properties fo:color="#1155cc" style:text-underline-style="solid" style:text-underline-color="font-color"/>
    </style:style>
    <style:style style:name="T3_5" style:family="text"/>
    <style:style style:name="T3_6" style:family="text">
      <style:text-properties fo:color="#1155cc" style:text-underline-style="solid" style:text-underline-color="font-color"/>
    </style:style>
    <style:style style:name="T3_7" style:family="text"/>
    <style:style style:name="T3_8" style:family="text">
      <style:text-properties fo:color="#1155cc" style:text-underline-style="solid" style:text-underline-color="font-color"/>
    </style:style>
    <style:style style:name="T3_9" style:family="text"/>
    <style:style style:name="T3_10" style:family="text">
      <style:text-properties fo:color="#1155cc" style:text-underline-style="solid" style:text-underline-color="font-color"/>
    </style:style>
    <style:style style:name="T3_11" style:family="text"/>
    <style:style style:name="T3_12" style:family="text">
      <style:text-properties fo:color="#1155cc" style:text-underline-style="solid" style:text-underline-color="font-color"/>
    </style:style>
    <style:style style:name="T3_13" style:family="text"/>
    <style:style style:name="T3_14" style:family="text">
      <style:text-properties fo:color="#1155cc" style:text-underline-style="solid" style:text-underline-color="font-color"/>
    </style:style>
    <style:style style:name="P4" style:family="paragraph" style:parent-style-name="Standard">
      <style:paragraph-properties fo:break-before="auto" fo:line-height="138%" style:writing-mode="lr-tb"/>
    </style:style>
    <style:style style:name="T4_1" style:family="text"/>
    <style:style style:name="T4_2" style:family="text"/>
    <style:style style:name="T4_3" style:family="text"/>
    <style:style style:name="T4_4" style:family="text">
      <style:text-properties fo:color="#1155cc" style:text-underline-style="solid" style:text-underline-color="font-color"/>
    </style:style>
    <style:style style:name="T4_5" style:family="text"/>
    <style:style style:name="T4_6" style:family="text">
      <style:text-properties fo:color="#1155cc" style:text-underline-style="solid" style:text-underline-color="font-color"/>
    </style:style>
    <style:style style:name="T4_7" style:family="text"/>
    <style:style style:name="T4_8" style:family="text">
      <style:text-properties fo:color="#1155cc" style:text-underline-style="solid" style:text-underline-color="font-color"/>
    </style:style>
    <style:style style:name="T4_9" style:family="text"/>
    <style:style style:name="T4_10" style:family="text">
      <style:text-properties fo:color="#1155cc" style:text-underline-style="solid" style:text-underline-color="font-color"/>
    </style:style>
    <style:style style:name="T4_11" style:family="text"/>
    <style:style style:name="T4_12" style:family="text">
      <style:text-properties fo:color="#1155cc" style:text-underline-style="solid" style:text-underline-color="font-color"/>
    </style:style>
    <style:style style:name="T4_13" style:family="text"/>
    <style:style style:name="T4_14" style:family="text">
      <style:text-properties fo:color="#1155cc" style:text-underline-style="solid" style:text-underline-color="font-color"/>
    </style:style>
    <style:style style:name="T4_15" style:family="text"/>
    <style:style style:name="T4_16" style:family="text">
      <style:text-properties fo:color="#1155cc" style:text-underline-style="solid" style:text-underline-color="font-color"/>
    </style:style>
    <style:style style:name="T4_17" style:family="text"/>
    <style:style style:name="T4_18" style:family="text">
      <style:text-properties fo:color="#1155cc" style:text-underline-style="solid" style:text-underline-color="font-color"/>
    </style:style>
    <style:style style:name="T4_19" style:family="text"/>
    <style:style style:name="T4_20" style:family="text">
      <style:text-properties fo:color="#1155cc" style:text-underline-style="solid" style:text-underline-color="font-color"/>
    </style:style>
    <style:style style:name="T4_21" style:family="text"/>
    <style:style style:name="T4_22" style:family="text">
      <style:text-properties fo:color="#1155cc" style:text-underline-style="solid" style:text-underline-color="font-color"/>
    </style:style>
    <style:style style:name="T4_23" style:family="text"/>
    <style:style style:name="T4_24" style:family="text">
      <style:text-properties fo:color="#1155cc" style:text-underline-style="solid" style:text-underline-color="font-color"/>
    </style:style>
    <style:style style:name="T4_25" style:family="text"/>
    <style:style style:name="T4_26" style:family="text">
      <style:text-properties fo:color="#1155cc" style:text-underline-style="solid" style:text-underline-color="font-color"/>
    </style:style>
    <style:style style:name="T4_27" style:family="text"/>
    <style:style style:name="T4_28" style:family="text">
      <style:text-properties fo:color="#1155cc" style:text-underline-style="solid" style:text-underline-color="font-color"/>
    </style:style>
    <style:style style:name="T4_29" style:family="text"/>
    <style:style style:name="T4_30" style:family="text">
      <style:text-properties fo:color="#1155cc" style:text-underline-style="solid" style:text-underline-color="font-color"/>
    </style:style>
    <style:style style:name="T4_31" style:family="text"/>
    <style:style style:name="T4_32" style:family="text">
      <style:text-properties fo:color="#1155cc" style:text-underline-style="solid" style:text-underline-color="font-color"/>
    </style:style>
    <style:style style:name="T4_33" style:family="text"/>
    <style:style style:name="T4_34" style:family="text">
      <style:text-properties fo:color="#1155cc" style:text-underline-style="solid" style:text-underline-color="font-color"/>
    </style:style>
    <style:style style:name="T4_35" style:family="text"/>
    <style:style style:name="T4_36" style:family="text">
      <style:text-properties fo:color="#1155cc" style:text-underline-style="solid" style:text-underline-color="font-color"/>
    </style:style>
    <style:style style:name="T4_37" style:family="text"/>
    <style:style style:name="T4_38" style:family="text">
      <style:text-properties fo:color="#1155cc" style:text-underline-style="solid" style:text-underline-color="font-color"/>
    </style:style>
    <style:style style:name="P5" style:family="paragraph" style:parent-style-name="Standard">
      <style:paragraph-properties fo:break-before="auto" fo:line-height="138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>
      <style:text-properties fo:color="#1155cc" style:text-underline-style="solid" style:text-underline-color="font-color"/>
    </style:style>
    <style:style style:name="T5_7" style:family="text"/>
    <style:style style:name="T5_8" style:family="text">
      <style:text-properties fo:color="#1155cc" style:text-underline-style="solid" style:text-underline-color="font-color"/>
    </style:style>
    <style:style style:name="T5_9" style:family="text"/>
    <style:style style:name="T5_10" style:family="text">
      <style:text-properties fo:color="#1155cc" style:text-underline-style="solid" style:text-underline-color="font-color"/>
    </style:style>
    <style:style style:name="T5_11" style:family="text"/>
    <style:style style:name="T5_12" style:family="text">
      <style:text-properties fo:color="#1155cc" style:text-underline-style="solid" style:text-underline-color="font-color"/>
    </style:style>
    <style:style style:name="T5_13" style:family="text"/>
    <style:style style:name="T5_14" style:family="text">
      <style:text-properties fo:color="#1155cc" style:text-underline-style="solid" style:text-underline-color="font-color"/>
    </style:style>
    <style:style style:name="T5_15" style:family="text"/>
    <style:style style:name="T5_16" style:family="text">
      <style:text-properties fo:color="#1155cc" style:text-underline-style="solid" style:text-underline-color="font-color"/>
    </style:style>
    <style:style style:name="P6" style:family="paragraph" style:parent-style-name="Standard">
      <style:paragraph-properties fo:break-before="auto" fo:line-height="138%" style:writing-mode="lr-tb"/>
    </style:style>
    <style:style style:name="P7" style:family="paragraph" style:parent-style-name="Standard">
      <style:paragraph-properties fo:text-align="justify" fo:break-before="auto" fo:line-height="138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P8" style:family="paragraph" style:parent-style-name="Standard">
      <style:paragraph-properties fo:text-align="justify" fo:break-before="auto" fo:line-height="138%" style:writing-mode="lr-tb"/>
    </style:style>
    <style:style style:name="P9" style:family="paragraph" style:parent-style-name="Standard">
      <style:paragraph-properties fo:text-align="justify" fo:break-before="auto" fo:line-height="138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P10" style:family="paragraph" style:parent-style-name="Standard">
      <style:paragraph-properties fo:text-align="justify" fo:break-before="auto" fo:text-indent="0cm" fo:line-height="138%" fo:margin-left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/>
    <style:style style:name="T10_126" style:family="text"/>
    <style:style style:name="T10_127" style:family="text"/>
    <style:style style:name="T10_128" style:family="text"/>
    <style:style style:name="T10_129" style:family="text"/>
    <style:style style:name="T10_130" style:family="text"/>
    <style:style style:name="T10_131" style:family="text"/>
    <style:style style:name="T10_132" style:family="text"/>
    <style:style style:name="T10_133" style:family="text"/>
    <style:style style:name="T10_134" style:family="text"/>
    <style:style style:name="T10_135" style:family="text"/>
    <style:style style:name="T10_136" style:family="text"/>
    <style:style style:name="T10_137" style:family="text"/>
    <style:style style:name="T10_138" style:family="text"/>
    <style:style style:name="T10_139" style:family="text"/>
    <style:style style:name="T10_140" style:family="text"/>
    <style:style style:name="T10_141" style:family="text"/>
    <style:style style:name="T10_142" style:family="text"/>
    <style:style style:name="P11" style:family="paragraph" style:parent-style-name="Standard">
      <style:paragraph-properties fo:text-align="justify" fo:break-before="auto" fo:text-indent="0cm" fo:line-height="138%" fo:margin-left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T11_111" style:family="text"/>
    <style:style style:name="T11_112" style:family="text"/>
    <style:style style:name="T11_113" style:family="text"/>
    <style:style style:name="T11_114" style:family="text"/>
    <style:style style:name="T11_115" style:family="text"/>
    <style:style style:name="T11_116" style:family="text"/>
    <style:style style:name="T11_117" style:family="text"/>
    <style:style style:name="T11_118" style:family="text"/>
    <style:style style:name="T11_119" style:family="text"/>
    <style:style style:name="T11_120" style:family="text"/>
    <style:style style:name="T11_121" style:family="text"/>
    <style:style style:name="T11_122" style:family="text"/>
    <style:style style:name="T11_123" style:family="text"/>
    <style:style style:name="T11_124" style:family="text"/>
    <style:style style:name="T11_125" style:family="text"/>
    <style:style style:name="T11_126" style:family="text"/>
    <style:style style:name="T11_127" style:family="text"/>
    <style:style style:name="T11_128" style:family="text"/>
    <style:style style:name="T11_129" style:family="text"/>
    <style:style style:name="T11_130" style:family="text"/>
    <style:style style:name="T11_131" style:family="text"/>
    <style:style style:name="T11_132" style:family="text"/>
    <style:style style:name="T11_133" style:family="text"/>
    <style:style style:name="T11_134" style:family="text"/>
    <style:style style:name="T11_135" style:family="text"/>
    <style:style style:name="T11_136" style:family="text"/>
    <style:style style:name="T11_137" style:family="text"/>
    <style:style style:name="T11_138" style:family="text"/>
    <style:style style:name="T11_139" style:family="text"/>
    <style:style style:name="T11_140" style:family="text"/>
    <style:style style:name="T11_141" style:family="text"/>
    <style:style style:name="T11_142" style:family="text"/>
    <style:style style:name="T11_143" style:family="text"/>
    <style:style style:name="T11_144" style:family="text"/>
    <style:style style:name="T11_145" style:family="text"/>
    <style:style style:name="T11_146" style:family="text"/>
    <style:style style:name="T11_147" style:family="text"/>
    <style:style style:name="T11_148" style:family="text"/>
    <style:style style:name="T11_149" style:family="text"/>
    <style:style style:name="T11_150" style:family="text"/>
    <style:style style:name="T11_151" style:family="text"/>
    <style:style style:name="T11_152" style:family="text"/>
    <style:style style:name="T11_153" style:family="text"/>
    <style:style style:name="T11_154" style:family="text"/>
    <style:style style:name="T11_155" style:family="text"/>
    <style:style style:name="T11_156" style:family="text"/>
    <style:style style:name="T11_157" style:family="text"/>
    <style:style style:name="T11_158" style:family="text"/>
    <style:style style:name="T11_159" style:family="text"/>
    <style:style style:name="T11_160" style:family="text"/>
    <style:style style:name="T11_161" style:family="text"/>
    <style:style style:name="T11_162" style:family="text"/>
    <style:style style:name="T11_163" style:family="text"/>
    <style:style style:name="T11_164" style:family="text"/>
    <style:style style:name="T11_165" style:family="text"/>
    <style:style style:name="T11_166" style:family="text"/>
    <style:style style:name="T11_167" style:family="text"/>
    <style:style style:name="T11_168" style:family="text"/>
    <style:style style:name="T11_169" style:family="text"/>
    <style:style style:name="T11_170" style:family="text"/>
    <style:style style:name="T11_171" style:family="text"/>
    <style:style style:name="T11_172" style:family="text"/>
    <style:style style:name="T11_173" style:family="text"/>
    <style:style style:name="T11_174" style:family="text"/>
    <style:style style:name="T11_175" style:family="text"/>
    <style:style style:name="T11_176" style:family="text"/>
    <style:style style:name="T11_177" style:family="text"/>
    <style:style style:name="T11_178" style:family="text"/>
    <style:style style:name="T11_179" style:family="text"/>
    <style:style style:name="T11_180" style:family="text"/>
    <style:style style:name="T11_181" style:family="text"/>
    <style:style style:name="T11_182" style:family="text"/>
    <style:style style:name="T11_183" style:family="text"/>
    <style:style style:name="T11_184" style:family="text"/>
    <style:style style:name="T11_185" style:family="text"/>
    <style:style style:name="T11_186" style:family="text"/>
    <style:style style:name="T11_187" style:family="text"/>
    <style:style style:name="T11_188" style:family="text"/>
    <style:style style:name="T11_189" style:family="text"/>
    <style:style style:name="T11_190" style:family="text"/>
    <style:style style:name="T11_191" style:family="text"/>
    <style:style style:name="T11_192" style:family="text"/>
    <style:style style:name="T11_193" style:family="text"/>
    <style:style style:name="T11_194" style:family="text"/>
    <style:style style:name="T11_195" style:family="text"/>
    <style:style style:name="T11_196" style:family="text"/>
    <style:style style:name="T11_197" style:family="text"/>
    <style:style style:name="T11_198" style:family="text"/>
    <style:style style:name="T11_199" style:family="text"/>
    <style:style style:name="T11_200" style:family="text"/>
    <style:style style:name="T11_201" style:family="text"/>
    <style:style style:name="T11_202" style:family="text"/>
    <style:style style:name="T11_203" style:family="text"/>
    <style:style style:name="T11_204" style:family="text"/>
    <style:style style:name="T11_205" style:family="text"/>
    <style:style style:name="T11_206" style:family="text"/>
    <style:style style:name="T11_207" style:family="text"/>
    <style:style style:name="T11_208" style:family="text"/>
    <style:style style:name="T11_209" style:family="text"/>
    <style:style style:name="T11_210" style:family="text"/>
    <style:style style:name="T11_211" style:family="text"/>
    <style:style style:name="T11_212" style:family="text"/>
    <style:style style:name="T11_213" style:family="text"/>
    <style:style style:name="T11_214" style:family="text"/>
    <style:style style:name="T11_215" style:family="text"/>
    <style:style style:name="T11_216" style:family="text"/>
    <style:style style:name="T11_217" style:family="text"/>
    <style:style style:name="T11_218" style:family="text"/>
    <style:style style:name="T11_219" style:family="text"/>
    <style:style style:name="T11_220" style:family="text"/>
    <style:style style:name="T11_221" style:family="text"/>
    <style:style style:name="T11_222" style:family="text"/>
    <style:style style:name="T11_223" style:family="text"/>
    <style:style style:name="T11_224" style:family="text"/>
    <style:style style:name="T11_225" style:family="text"/>
    <style:style style:name="T11_226" style:family="text"/>
    <style:style style:name="T11_227" style:family="text"/>
    <style:style style:name="T11_228" style:family="text"/>
    <style:style style:name="P12" style:family="paragraph" style:parent-style-name="Standard">
      <style:paragraph-properties fo:text-align="justify" fo:break-before="auto" fo:text-indent="0cm" fo:line-height="138%" fo:margin-left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T12_103" style:family="text"/>
    <style:style style:name="T12_104" style:family="text"/>
    <style:style style:name="T12_105" style:family="text"/>
    <style:style style:name="T12_106" style:family="text"/>
    <style:style style:name="T12_107" style:family="text"/>
    <style:style style:name="T12_108" style:family="text"/>
    <style:style style:name="T12_109" style:family="text"/>
    <style:style style:name="T12_110" style:family="text"/>
    <style:style style:name="T12_111" style:family="text"/>
    <style:style style:name="T12_112" style:family="text"/>
    <style:style style:name="T12_113" style:family="text"/>
    <style:style style:name="T12_114" style:family="text"/>
    <style:style style:name="T12_115" style:family="text"/>
    <style:style style:name="T12_116" style:family="text"/>
    <style:style style:name="T12_117" style:family="text"/>
    <style:style style:name="T12_118" style:family="text"/>
    <style:style style:name="T12_119" style:family="text"/>
    <style:style style:name="T12_120" style:family="text"/>
    <style:style style:name="T12_121" style:family="text"/>
    <style:style style:name="T12_122" style:family="text"/>
    <style:style style:name="T12_123" style:family="text"/>
    <style:style style:name="T12_124" style:family="text"/>
    <style:style style:name="T12_125" style:family="text"/>
    <style:style style:name="T12_126" style:family="text"/>
    <style:style style:name="T12_127" style:family="text"/>
    <style:style style:name="T12_128" style:family="text"/>
    <style:style style:name="T12_129" style:family="text"/>
    <style:style style:name="T12_130" style:family="text"/>
    <style:style style:name="T12_131" style:family="text"/>
    <style:style style:name="T12_132" style:family="text"/>
    <style:style style:name="T12_133" style:family="text"/>
    <style:style style:name="T12_134" style:family="text"/>
    <style:style style:name="T12_135" style:family="text"/>
    <style:style style:name="T12_136" style:family="text"/>
    <style:style style:name="T12_137" style:family="text"/>
    <style:style style:name="T12_138" style:family="text"/>
    <style:style style:name="P13" style:family="paragraph" style:parent-style-name="Standard">
      <style:paragraph-properties fo:text-align="justify" fo:break-before="auto" fo:text-indent="0cm" fo:line-height="138%" fo:margin-left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P14" style:family="paragraph" style:parent-style-name="Standard">
      <style:paragraph-properties fo:text-align="justify" fo:break-before="auto" fo:text-indent="0cm" fo:line-height="138%" fo:margin-left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T14_95" style:family="text"/>
    <style:style style:name="T14_96" style:family="text"/>
    <style:style style:name="T14_97" style:family="text"/>
    <style:style style:name="T14_98" style:family="text"/>
    <style:style style:name="T14_99" style:family="text"/>
    <style:style style:name="T14_100" style:family="text"/>
    <style:style style:name="T14_101" style:family="text"/>
    <style:style style:name="T14_102" style:family="text"/>
    <style:style style:name="T14_103" style:family="text"/>
    <style:style style:name="T14_104" style:family="text"/>
    <style:style style:name="T14_105" style:family="text"/>
    <style:style style:name="T14_106" style:family="text"/>
    <style:style style:name="T14_107" style:family="text"/>
    <style:style style:name="T14_108" style:family="text"/>
    <style:style style:name="T14_109" style:family="text"/>
    <style:style style:name="T14_110" style:family="text"/>
    <style:style style:name="T14_111" style:family="text"/>
    <style:style style:name="T14_112" style:family="text"/>
    <style:style style:name="T14_113" style:family="text"/>
    <style:style style:name="T14_114" style:family="text"/>
    <style:style style:name="T14_115" style:family="text"/>
    <style:style style:name="T14_116" style:family="text"/>
    <style:style style:name="T14_117" style:family="text"/>
    <style:style style:name="T14_118" style:family="text"/>
    <style:style style:name="T14_119" style:family="text"/>
    <style:style style:name="T14_120" style:family="text"/>
    <style:style style:name="T14_121" style:family="text"/>
    <style:style style:name="T14_122" style:family="text"/>
    <style:style style:name="T14_123" style:family="text"/>
    <style:style style:name="T14_124" style:family="text"/>
    <style:style style:name="T14_125" style:family="text"/>
    <style:style style:name="T14_126" style:family="text"/>
  </office:automatic-styles>
  <office:body>
    <office:text>
      <text:p text:style-name="P1"><text:span text:style-name="T1_1"><text:a xlink:type="simple" xlink:href="https://www.fimfiction.net/story/229453/1/all-the-mortal-remains/all-the-mortal-remains"><text:span text:style-name="T1_2">All</text:span></text:a></text:span><text:span text:style-name="T1_3"><text:a xlink:type="simple" xlink:href="https://www.fimfiction.net/story/229453/1/all-the-mortal-remains/all-the-mortal-remains"><text:span text:style-name="T1_4"><text:s/></text:span></text:a></text:span><text:span text:style-name="T1_5"><text:a xlink:type="simple" xlink:href="https://www.fimfiction.net/story/229453/1/all-the-mortal-remains/all-the-mortal-remains"><text:span text:style-name="T1_6">the</text:span></text:a></text:span><text:span text:style-name="T1_7"><text:a xlink:type="simple" xlink:href="https://www.fimfiction.net/story/229453/1/all-the-mortal-remains/all-the-mortal-remains"><text:span text:style-name="T1_8"><text:s/></text:span></text:a></text:span><text:span text:style-name="T1_9"><text:a xlink:type="simple" xlink:href="https://www.fimfiction.net/story/229453/1/all-the-mortal-remains/all-the-mortal-remains"><text:span text:style-name="T1_10">Mortal</text:span></text:a></text:span><text:span text:style-name="T1_11"><text:a xlink:type="simple" xlink:href="https://www.fimfiction.net/story/229453/1/all-the-mortal-remains/all-the-mortal-remains"><text:span text:style-name="T1_12"><text:s/></text:span></text:a></text:span><text:span text:style-name="T1_13"><text:a xlink:type="simple" xlink:href="https://www.fimfiction.net/story/229453/1/all-the-mortal-remains/all-the-mortal-remains"><text:span text:style-name="T1_14">Remains</text:span></text:a></text:span></text:p>
      <text:p text:style-name="P2"><text:span text:style-name="T2_1">[</text:span><text:span text:style-name="T2_2">slice</text:span><text:span text:style-name="T2_3"><text:s/></text:span><text:span text:style-name="T2_4">of</text:span><text:span text:style-name="T2_5"><text:s/></text:span><text:span text:style-name="T2_6">life</text:span><text:span text:style-name="T2_7">]</text:span></text:p>
      <text:p text:style-name="P3"><text:span text:style-name="T3_1"><text:a xlink:type="simple" xlink:href="https://www.fimfiction.net/user/Cold+in+Gardez"><text:span text:style-name="T3_2">autor</text:span></text:a></text:span><text:span text:style-name="T3_3"><text:a xlink:type="simple" xlink:href="https://www.fimfiction.net/user/Cold+in+Gardez"><text:span text:style-name="T3_4">:<text:s/></text:span></text:a></text:span><text:span text:style-name="T3_5"><text:a xlink:type="simple" xlink:href="https://www.fimfiction.net/user/Cold+in+Gardez"><text:span text:style-name="T3_6">Cold</text:span></text:a></text:span><text:span text:style-name="T3_7"><text:a xlink:type="simple" xlink:href="https://www.fimfiction.net/user/Cold+in+Gardez"><text:span text:style-name="T3_8"><text:s/></text:span></text:a></text:span><text:span text:style-name="T3_9"><text:a xlink:type="simple" xlink:href="https://www.fimfiction.net/user/Cold+in+Gardez"><text:span text:style-name="T3_10">in</text:span></text:a></text:span><text:span text:style-name="T3_11"><text:a xlink:type="simple" xlink:href="https://www.fimfiction.net/user/Cold+in+Gardez"><text:span text:style-name="T3_12"><text:s/></text:span></text:a></text:span><text:span text:style-name="T3_13"><text:a xlink:type="simple" xlink:href="https://www.fimfiction.net/user/Cold+in+Gardez"><text:span text:style-name="T3_14">Gardez</text:span></text:a></text:span></text:p>
      <text:p text:style-name="P4"><text:span text:style-name="T4_1">obrazek</text:span><text:span text:style-name="T4_2">:<text:s/></text:span><text:span text:style-name="T4_3"><text:a xlink:type="simple" xlink:href="https://www.fimfiction-static.net/images/story_images/229453.jpg?1418346055"><text:span text:style-name="T4_4">https</text:span></text:a></text:span><text:span text:style-name="T4_5"><text:a xlink:type="simple" xlink:href="https://www.fimfiction-static.net/images/story_images/229453.jpg?1418346055"><text:span text:style-name="T4_6">://</text:span></text:a></text:span><text:span text:style-name="T4_7"><text:a xlink:type="simple" xlink:href="https://www.fimfiction-static.net/images/story_images/229453.jpg?1418346055"><text:span text:style-name="T4_8">www</text:span></text:a></text:span><text:span text:style-name="T4_9"><text:a xlink:type="simple" xlink:href="https://www.fimfiction-static.net/images/story_images/229453.jpg?1418346055"><text:span text:style-name="T4_10">.</text:span></text:a></text:span><text:span text:style-name="T4_11"><text:a xlink:type="simple" xlink:href="https://www.fimfiction-static.net/images/story_images/229453.jpg?1418346055"><text:span text:style-name="T4_12">fimfiction</text:span></text:a></text:span><text:span text:style-name="T4_13"><text:a xlink:type="simple" xlink:href="https://www.fimfiction-static.net/images/story_images/229453.jpg?1418346055"><text:span text:style-name="T4_14">-</text:span></text:a></text:span><text:span text:style-name="T4_15"><text:a xlink:type="simple" xlink:href="https://www.fimfiction-static.net/images/story_images/229453.jpg?1418346055"><text:span text:style-name="T4_16">static</text:span></text:a></text:span><text:span text:style-name="T4_17"><text:a xlink:type="simple" xlink:href="https://www.fimfiction-static.net/images/story_images/229453.jpg?1418346055"><text:span text:style-name="T4_18">.</text:span></text:a></text:span><text:span text:style-name="T4_19"><text:a xlink:type="simple" xlink:href="https://www.fimfiction-static.net/images/story_images/229453.jpg?1418346055"><text:span text:style-name="T4_20">net</text:span></text:a></text:span><text:span text:style-name="T4_21"><text:a xlink:type="simple" xlink:href="https://www.fimfiction-static.net/images/story_images/229453.jpg?1418346055"><text:span text:style-name="T4_22">/</text:span></text:a></text:span><text:span text:style-name="T4_23"><text:a xlink:type="simple" xlink:href="https://www.fimfiction-static.net/images/story_images/229453.jpg?1418346055"><text:span text:style-name="T4_24">images</text:span></text:a></text:span><text:span text:style-name="T4_25"><text:a xlink:type="simple" xlink:href="https://www.fimfiction-static.net/images/story_images/229453.jpg?1418346055"><text:span text:style-name="T4_26">/</text:span></text:a></text:span><text:span text:style-name="T4_27"><text:a xlink:type="simple" xlink:href="https://www.fimfiction-static.net/images/story_images/229453.jpg?1418346055"><text:span text:style-name="T4_28">story</text:span></text:a></text:span><text:span text:style-name="T4_29"><text:a xlink:type="simple" xlink:href="https://www.fimfiction-static.net/images/story_images/229453.jpg?1418346055"><text:span text:style-name="T4_30">_</text:span></text:a></text:span><text:span text:style-name="T4_31"><text:a xlink:type="simple" xlink:href="https://www.fimfiction-static.net/images/story_images/229453.jpg?1418346055"><text:span text:style-name="T4_32">images</text:span></text:a></text:span><text:span text:style-name="T4_33"><text:a xlink:type="simple" xlink:href="https://www.fimfiction-static.net/images/story_images/229453.jpg?1418346055"><text:span text:style-name="T4_34">/229453.</text:span></text:a></text:span><text:span text:style-name="T4_35"><text:a xlink:type="simple" xlink:href="https://www.fimfiction-static.net/images/story_images/229453.jpg?1418346055"><text:span text:style-name="T4_36">jpg</text:span></text:a></text:span><text:span text:style-name="T4_37"><text:a xlink:type="simple" xlink:href="https://www.fimfiction-static.net/images/story_images/229453.jpg?1418346055"><text:span text:style-name="T4_38">?1418346055</text:span></text:a></text:span></text:p>
      <text:p text:style-name="P5"><text:span text:style-name="T5_1">alt</text:span><text:span text:style-name="T5_2">.<text:s/></text:span><text:span text:style-name="T5_3">obrazek</text:span><text:span text:style-name="T5_4">:<text:s/></text:span><text:span text:style-name="T5_5"><text:a xlink:type="simple" xlink:href="https://derpiboo.ru/630208"><text:span text:style-name="T5_6">https</text:span></text:a></text:span><text:span text:style-name="T5_7"><text:a xlink:type="simple" xlink:href="https://derpiboo.ru/630208"><text:span text:style-name="T5_8">://</text:span></text:a></text:span><text:span text:style-name="T5_9"><text:a xlink:type="simple" xlink:href="https://derpiboo.ru/630208"><text:span text:style-name="T5_10">derpiboo</text:span></text:a></text:span><text:span text:style-name="T5_11"><text:a xlink:type="simple" xlink:href="https://derpiboo.ru/630208"><text:span text:style-name="T5_12">.</text:span></text:a></text:span><text:span text:style-name="T5_13"><text:a xlink:type="simple" xlink:href="https://derpiboo.ru/630208"><text:span text:style-name="T5_14">ru</text:span></text:a></text:span><text:span text:style-name="T5_15"><text:a xlink:type="simple" xlink:href="https://derpiboo.ru/630208"><text:span text:style-name="T5_16">/630208</text:span></text:a></text:span></text:p>
      <text:p text:style-name="P6"/>
      <text:p text:style-name="P7"><text:span text:style-name="T7_1">Fanfiki</text:span><text:span text:style-name="T7_2"><text:s/></text:span><text:span text:style-name="T7_3">mają</text:span><text:span text:style-name="T7_4"><text:s/></text:span><text:span text:style-name="T7_5">dość</text:span><text:span text:style-name="T7_6"><text:s/></text:span><text:span text:style-name="T7_7">ciekawą</text:span><text:span text:style-name="T7_8"><text:s/></text:span><text:span text:style-name="T7_9">cechę</text:span><text:span text:style-name="T7_10"><text:s/>–<text:s/></text:span><text:span text:style-name="T7_11">zdecydowana</text:span><text:span text:style-name="T7_12"><text:s/></text:span><text:span text:style-name="T7_13">większość</text:span><text:span text:style-name="T7_14"><text:s/></text:span><text:span text:style-name="T7_15">z</text:span><text:span text:style-name="T7_16"><text:s/></text:span><text:span text:style-name="T7_17">nich</text:span><text:span text:style-name="T7_18"><text:s/></text:span><text:span text:style-name="T7_19">przedstawia</text:span><text:span text:style-name="T7_20"><text:s/></text:span><text:span text:style-name="T7_21">świat</text:span><text:span text:style-name="T7_22"><text:s/></text:span><text:span text:style-name="T7_23">Equestrii</text:span><text:span text:style-name="T7_24"><text:s/></text:span><text:span text:style-name="T7_25">w</text:span><text:span text:style-name="T7_26"><text:s/></text:span><text:span text:style-name="T7_27">sposób</text:span><text:span text:style-name="T7_28"><text:s/></text:span><text:span text:style-name="T7_29">dużo</text:span><text:span text:style-name="T7_30"><text:s/></text:span><text:span text:style-name="T7_31">mroczniejszy</text:span><text:span text:style-name="T7_32"><text:s/></text:span><text:span text:style-name="T7_33">i</text:span><text:span text:style-name="T7_34"><text:s/></text:span><text:span text:style-name="T7_35">mniej</text:span><text:span text:style-name="T7_36"><text:s/></text:span><text:span text:style-name="T7_37">przyjazny</text:span><text:span text:style-name="T7_38">,<text:s/></text:span><text:span text:style-name="T7_39">niż</text:span><text:span text:style-name="T7_40"><text:s/></text:span><text:span text:style-name="T7_41">ukazuje</text:span><text:span text:style-name="T7_42"><text:s/></text:span><text:span text:style-name="T7_43">to</text:span><text:span text:style-name="T7_44"><text:s/></text:span><text:span text:style-name="T7_45">serial</text:span><text:span text:style-name="T7_46">.<text:s/></text:span></text:p>
      <text:p text:style-name="P8"/>
      <text:p text:style-name="P9"><text:span text:style-name="T9_1">Dlaczego</text:span><text:span text:style-name="T9_2"><text:s/></text:span><text:span text:style-name="T9_3">pisarze</text:span><text:span text:style-name="T9_4"><text:s/></text:span><text:span text:style-name="T9_5">zdają</text:span><text:span text:style-name="T9_6"><text:s/></text:span><text:span text:style-name="T9_7">się</text:span><text:span text:style-name="T9_8"><text:s/></text:span><text:span text:style-name="T9_9">uważać</text:span><text:span text:style-name="T9_10">,<text:s/></text:span><text:span text:style-name="T9_11">że</text:span><text:span text:style-name="T9_12"><text:s/></text:span><text:span text:style-name="T9_13">zwykłe</text:span><text:span text:style-name="T9_14">,<text:s/></text:span><text:span text:style-name="T9_15">normalne</text:span><text:span text:style-name="T9_16"><text:s/></text:span><text:span text:style-name="T9_17">historie</text:span><text:span text:style-name="T9_18"><text:s/></text:span><text:span text:style-name="T9_19">się</text:span><text:span text:style-name="T9_20"><text:s/></text:span><text:span text:style-name="T9_21">nie</text:span><text:span text:style-name="T9_22"><text:s/></text:span><text:span text:style-name="T9_23">sprzedają</text:span><text:span text:style-name="T9_24">?<text:s/></text:span><text:span text:style-name="T9_25">Kiedy</text:span><text:span text:style-name="T9_26"><text:s/></text:span><text:span text:style-name="T9_27">patrzę</text:span><text:span text:style-name="T9_28"><text:s/></text:span><text:span text:style-name="T9_29">na</text:span><text:span text:style-name="T9_30"><text:s/></text:span><text:span text:style-name="T9_31">fiki</text:span><text:span text:style-name="T9_32"><text:s/></text:span><text:span text:style-name="T9_33">pokroju</text:span><text:span text:style-name="T9_34"><text:s/></text:span><text:span text:style-name="T9_35">„</text:span><text:span text:style-name="T9_36">All</text:span><text:span text:style-name="T9_37"><text:s/></text:span><text:span text:style-name="T9_38">the</text:span><text:span text:style-name="T9_39"><text:s/></text:span><text:span text:style-name="T9_40">Mortal</text:span><text:span text:style-name="T9_41"><text:s/></text:span><text:span text:style-name="T9_42">Remains</text:span><text:span text:style-name="T9_43">”,<text:s/></text:span><text:span text:style-name="T9_44">to</text:span><text:span text:style-name="T9_45"><text:s/></text:span><text:span text:style-name="T9_46">moje</text:span><text:span text:style-name="T9_47"><text:s/></text:span><text:span text:style-name="T9_48">zdziwienie</text:span><text:span text:style-name="T9_49"><text:s/></text:span><text:span text:style-name="T9_50">jedynie</text:span><text:span text:style-name="T9_51"><text:s/></text:span><text:span text:style-name="T9_52">się</text:span><text:span text:style-name="T9_53"><text:s/></text:span><text:span text:style-name="T9_54">potęguje</text:span><text:span text:style-name="T9_55">.<text:s/></text:span><text:span text:style-name="T9_56">Tekst</text:span><text:span text:style-name="T9_57"><text:s/></text:span><text:span text:style-name="T9_58">autorstwa</text:span><text:span text:style-name="T9_59"><text:s/></text:span><text:span text:style-name="T9_60">Cold</text:span><text:span text:style-name="T9_61"><text:s/></text:span><text:span text:style-name="T9_62">in</text:span><text:span text:style-name="T9_63"><text:s/></text:span><text:span text:style-name="T9_64">Gardez</text:span><text:span text:style-name="T9_65"><text:s/></text:span><text:span text:style-name="T9_66">dobitnie</text:span><text:span text:style-name="T9_67"><text:s/></text:span><text:span text:style-name="T9_68">wskazuje</text:span><text:span text:style-name="T9_69">,<text:s/></text:span><text:span text:style-name="T9_70">jak</text:span><text:span text:style-name="T9_71"><text:s/></text:span><text:span text:style-name="T9_72">wciągająca</text:span><text:span text:style-name="T9_73"><text:s/></text:span><text:span text:style-name="T9_74">może</text:span><text:span text:style-name="T9_75"><text:s/></text:span><text:span text:style-name="T9_76">być</text:span><text:span text:style-name="T9_77"><text:s/></text:span><text:span text:style-name="T9_78">prosta</text:span><text:span text:style-name="T9_79"><text:s/></text:span><text:span text:style-name="T9_80">historia</text:span><text:span text:style-name="T9_81">.</text:span></text:p>
      <text:p text:style-name="P10"><text:span text:style-name="T10_1">O</text:span><text:span text:style-name="T10_2"><text:s/></text:span><text:span text:style-name="T10_3">czym</text:span><text:span text:style-name="T10_4"><text:s/></text:span><text:span text:style-name="T10_5">tak</text:span><text:span text:style-name="T10_6"><text:s/></text:span><text:span text:style-name="T10_7">właściwie</text:span><text:span text:style-name="T10_8"><text:s/></text:span><text:span text:style-name="T10_9">opowiada</text:span><text:span text:style-name="T10_10"><text:s/></text:span><text:span text:style-name="T10_11">fik</text:span><text:span text:style-name="T10_12">?<text:s/></text:span><text:span text:style-name="T10_13">Otóż</text:span><text:span text:style-name="T10_14"><text:s/></text:span><text:span text:style-name="T10_15">w</text:span><text:span text:style-name="T10_16"><text:s/></text:span><text:span text:style-name="T10_17">czasie</text:span><text:span text:style-name="T10_18"><text:s/></text:span><text:span text:style-name="T10_19">przekopywania</text:span><text:span text:style-name="T10_20"><text:s/></text:span><text:span text:style-name="T10_21">zgliszcz</text:span><text:span text:style-name="T10_22"><text:s/></text:span><text:span text:style-name="T10_23">zniszczonej</text:span><text:span text:style-name="T10_24"><text:s/></text:span><text:span text:style-name="T10_25">przez</text:span><text:span text:style-name="T10_26"><text:s/></text:span><text:span text:style-name="T10_27">Tireka</text:span><text:span text:style-name="T10_28"><text:s/></text:span><text:span text:style-name="T10_29">biblioteki</text:span><text:span text:style-name="T10_30">,<text:s/></text:span><text:span text:style-name="T10_31">Twilight</text:span><text:span text:style-name="T10_32"><text:s/></text:span><text:span text:style-name="T10_33">napotyka</text:span><text:span text:style-name="T10_34"><text:s/></text:span><text:span text:style-name="T10_35">się</text:span><text:span text:style-name="T10_36"><text:s/></text:span><text:span text:style-name="T10_37">na</text:span><text:span text:style-name="T10_38"><text:s/></text:span><text:span text:style-name="T10_39">dość</text:span><text:span text:style-name="T10_40"><text:s/></text:span><text:span text:style-name="T10_41">interesujący</text:span><text:span text:style-name="T10_42"><text:s/></text:span><text:span text:style-name="T10_43">przedmiot</text:span><text:span text:style-name="T10_44"><text:s/>–<text:s/></text:span><text:span text:style-name="T10_45">urnę</text:span><text:span text:style-name="T10_46">,<text:s/></text:span><text:span text:style-name="T10_47">która</text:span><text:span text:style-name="T10_48"><text:s/></text:span><text:span text:style-name="T10_49">przez</text:span><text:span text:style-name="T10_50"><text:s/></text:span><text:span text:style-name="T10_51">kilka</text:span><text:span text:style-name="T10_52"><text:s/></text:span><text:span text:style-name="T10_53">lat</text:span><text:span text:style-name="T10_54"><text:s/></text:span><text:span text:style-name="T10_55">najwyraźniej</text:span><text:span text:style-name="T10_56"><text:s/></text:span><text:span text:style-name="T10_57">leżała</text:span><text:span text:style-name="T10_58"><text:s/></text:span><text:span text:style-name="T10_59">gdzieś</text:span><text:span text:style-name="T10_60"><text:s/></text:span><text:span text:style-name="T10_61">w</text:span><text:span text:style-name="T10_62"><text:s/></text:span><text:span text:style-name="T10_63">jej</text:span><text:span text:style-name="T10_64"><text:s/></text:span><text:span text:style-name="T10_65">piwnicy</text:span><text:span text:style-name="T10_66"><text:s/></text:span><text:span text:style-name="T10_67">i</text:span><text:span text:style-name="T10_68"><text:s/></text:span><text:span text:style-name="T10_69">w</text:span><text:span text:style-name="T10_70"><text:s/></text:span><text:span text:style-name="T10_71">której</text:span><text:span text:style-name="T10_72"><text:s/></text:span><text:span text:style-name="T10_73">na</text:span><text:span text:style-name="T10_74"><text:s/></text:span><text:span text:style-name="T10_75">dodatek</text:span><text:span text:style-name="T10_76"><text:s/></text:span><text:span text:style-name="T10_77">znajdują</text:span><text:span text:style-name="T10_78"><text:s/></text:span><text:span text:style-name="T10_79">się</text:span><text:span text:style-name="T10_80"><text:s/>–<text:s/></text:span><text:span text:style-name="T10_81">a</text:span><text:span text:style-name="T10_82"><text:s/></text:span><text:span text:style-name="T10_83">jakże</text:span><text:span text:style-name="T10_84"><text:s/>–<text:s/></text:span><text:span text:style-name="T10_85">prochy</text:span><text:span text:style-name="T10_86"><text:s/></text:span><text:span text:style-name="T10_87">kucyka</text:span><text:span text:style-name="T10_88">.<text:s/></text:span><text:span text:style-name="T10_89">I</text:span><text:span text:style-name="T10_90"><text:s/></text:span><text:span text:style-name="T10_91">tak</text:span><text:span text:style-name="T10_92"><text:s/></text:span><text:span text:style-name="T10_93">nasza</text:span><text:span text:style-name="T10_94"><text:s/></text:span><text:span text:style-name="T10_95">bohaterka</text:span><text:span text:style-name="T10_96"><text:s/></text:span><text:span text:style-name="T10_97">rozpoczyna</text:span><text:span text:style-name="T10_98"><text:s/></text:span><text:span text:style-name="T10_99">prywatne</text:span><text:span text:style-name="T10_100"><text:s/></text:span><text:span text:style-name="T10_101">śledztwo</text:span><text:span text:style-name="T10_102">,<text:s/></text:span><text:span text:style-name="T10_103">chcąc</text:span><text:span text:style-name="T10_104"><text:s/></text:span><text:span text:style-name="T10_105">ustalić</text:span><text:span text:style-name="T10_106">,<text:s/></text:span><text:span text:style-name="T10_107">kim</text:span><text:span text:style-name="T10_108"><text:s/></text:span><text:span text:style-name="T10_109">był</text:span><text:span text:style-name="T10_110"><text:s/></text:span><text:span text:style-name="T10_111">ów</text:span><text:span text:style-name="T10_112"><text:s/></text:span><text:span text:style-name="T10_113">skremowany</text:span><text:span text:style-name="T10_114"><text:s/></text:span><text:span text:style-name="T10_115">nieszczęśnik</text:span><text:span text:style-name="T10_116">,<text:s/></text:span><text:span text:style-name="T10_117">gdzie</text:span><text:span text:style-name="T10_118"><text:s/></text:span><text:span text:style-name="T10_119">są</text:span><text:span text:style-name="T10_120"><text:s/></text:span><text:span text:style-name="T10_121">jego</text:span><text:span text:style-name="T10_122"><text:s/></text:span><text:span text:style-name="T10_123">bliscy</text:span><text:span text:style-name="T10_124"><text:s/></text:span><text:span text:style-name="T10_125">i</text:span><text:span text:style-name="T10_126"><text:s/></text:span><text:span text:style-name="T10_127">nade</text:span><text:span text:style-name="T10_128"><text:s/></text:span><text:span text:style-name="T10_129">wszystko</text:span><text:span text:style-name="T10_130"><text:s/>–<text:s/></text:span><text:span text:style-name="T10_131">dlaczego</text:span><text:span text:style-name="T10_132"><text:s/></text:span><text:span text:style-name="T10_133">urna</text:span><text:span text:style-name="T10_134"><text:s/></text:span><text:span text:style-name="T10_135">znalazła</text:span><text:span text:style-name="T10_136"><text:s/></text:span><text:span text:style-name="T10_137">się</text:span><text:span text:style-name="T10_138"><text:s/></text:span><text:span text:style-name="T10_139">w</text:span><text:span text:style-name="T10_140"><text:s/></text:span><text:span text:style-name="T10_141">bibliotece</text:span><text:span text:style-name="T10_142">.</text:span></text:p>
      <text:p text:style-name="P11"><text:span text:style-name="T11_1">Tekst</text:span><text:span text:style-name="T11_2"><text:s/></text:span><text:span text:style-name="T11_3">nie</text:span><text:span text:style-name="T11_4"><text:s/></text:span><text:span text:style-name="T11_5">jest</text:span><text:span text:style-name="T11_6"><text:s/></text:span><text:span text:style-name="T11_7">długi</text:span><text:span text:style-name="T11_8">,<text:s/></text:span><text:span text:style-name="T11_9">więc</text:span><text:span text:style-name="T11_10"><text:s/></text:span><text:span text:style-name="T11_11">i</text:span><text:span text:style-name="T11_12"><text:s/></text:span><text:span text:style-name="T11_13">rozwiązanie</text:span><text:span text:style-name="T11_14"><text:s/></text:span><text:span text:style-name="T11_15">zagadki</text:span><text:span text:style-name="T11_16"><text:s/></text:span><text:span text:style-name="T11_17">przychodzi</text:span><text:span text:style-name="T11_18"><text:s/></text:span><text:span text:style-name="T11_19">dość</text:span><text:span text:style-name="T11_20"><text:s/></text:span><text:span text:style-name="T11_21">szybko</text:span><text:span text:style-name="T11_22">,<text:s/></text:span><text:span text:style-name="T11_23">jednak</text:span><text:span text:style-name="T11_24"><text:s/></text:span><text:span text:style-name="T11_25">autorowi</text:span><text:span text:style-name="T11_26"><text:s/></text:span><text:span text:style-name="T11_27">udało</text:span><text:span text:style-name="T11_28"><text:s/></text:span><text:span text:style-name="T11_29">się</text:span><text:span text:style-name="T11_30"><text:s/></text:span><text:span text:style-name="T11_31">na</text:span><text:span text:style-name="T11_32"><text:s/></text:span><text:span text:style-name="T11_33">tych</text:span><text:span text:style-name="T11_34"><text:s/></text:span><text:span text:style-name="T11_35">kilkunastu</text:span><text:span text:style-name="T11_36"><text:s/></text:span><text:span text:style-name="T11_37">stronach</text:span><text:span text:style-name="T11_38"><text:s/></text:span><text:span text:style-name="T11_39">przedstawić</text:span><text:span text:style-name="T11_40"><text:s/></text:span><text:span text:style-name="T11_41">interesującą</text:span><text:span text:style-name="T11_42"><text:s/></text:span><text:span text:style-name="T11_43">historię</text:span><text:span text:style-name="T11_44"><text:s/></text:span><text:span text:style-name="T11_45">kucyka</text:span><text:span text:style-name="T11_46">,<text:s/></text:span><text:span text:style-name="T11_47">którego</text:span><text:span text:style-name="T11_48"><text:s/></text:span><text:span text:style-name="T11_49">los</text:span><text:span text:style-name="T11_50"><text:s/></text:span><text:span text:style-name="T11_51">odkrywamy</text:span><text:span text:style-name="T11_52"><text:s/></text:span><text:span text:style-name="T11_53">razem</text:span><text:span text:style-name="T11_54"><text:s/></text:span><text:span text:style-name="T11_55">z</text:span><text:span text:style-name="T11_56"><text:s/></text:span><text:span text:style-name="T11_57">naszą</text:span><text:span text:style-name="T11_58"><text:s/></text:span><text:span text:style-name="T11_59">bohaterką</text:span><text:span text:style-name="T11_60">.<text:s/></text:span><text:span text:style-name="T11_61">Warto</text:span><text:span text:style-name="T11_62"><text:s/></text:span><text:span text:style-name="T11_63">pochwalić</text:span><text:span text:style-name="T11_64"><text:s/></text:span><text:span text:style-name="T11_65">też</text:span><text:span text:style-name="T11_66"><text:s/></text:span><text:span text:style-name="T11_67">sposób</text:span><text:span text:style-name="T11_68"><text:s/></text:span><text:span text:style-name="T11_69">napisania</text:span><text:span text:style-name="T11_70"><text:s/></text:span><text:span text:style-name="T11_71">wątku</text:span><text:span text:style-name="T11_72">,<text:s/></text:span><text:span text:style-name="T11_73">który</text:span><text:span text:style-name="T11_74"><text:s/></text:span><text:span text:style-name="T11_75">przewija</text:span><text:span text:style-name="T11_76"><text:s/></text:span><text:span text:style-name="T11_77">się</text:span><text:span text:style-name="T11_78"><text:s/></text:span><text:span text:style-name="T11_79">w</text:span><text:span text:style-name="T11_80"><text:s/></text:span><text:span text:style-name="T11_81">tle</text:span><text:span text:style-name="T11_82">,<text:s/></text:span><text:span text:style-name="T11_83">czyli</text:span><text:span text:style-name="T11_84"><text:s/></text:span><text:span text:style-name="T11_85">smutku</text:span><text:span text:style-name="T11_86"><text:s/></text:span><text:span text:style-name="T11_87">Twilight</text:span><text:span text:style-name="T11_88"><text:s/></text:span><text:span text:style-name="T11_89">z</text:span><text:span text:style-name="T11_90"><text:s/></text:span><text:span text:style-name="T11_91">powodu</text:span><text:span text:style-name="T11_92"><text:s/></text:span><text:span text:style-name="T11_93">utraty</text:span><text:span text:style-name="T11_94"><text:s/></text:span><text:span text:style-name="T11_95">drzewa</text:span><text:span text:style-name="T11_96">-</text:span><text:span text:style-name="T11_97">domu</text:span><text:span text:style-name="T11_98">.<text:s/></text:span><text:span text:style-name="T11_99">Cała</text:span><text:span text:style-name="T11_100"><text:s/></text:span><text:span text:style-name="T11_101">historia</text:span><text:span text:style-name="T11_102"><text:s/></text:span><text:span text:style-name="T11_103">jest</text:span><text:span text:style-name="T11_104"><text:s/></text:span><text:span text:style-name="T11_105">poruszająca</text:span><text:span text:style-name="T11_106"><text:s/></text:span><text:span text:style-name="T11_107">z</text:span><text:span text:style-name="T11_108"><text:s/></text:span><text:span text:style-name="T11_109">jeszcze</text:span><text:span text:style-name="T11_110"><text:s/></text:span><text:span text:style-name="T11_111">jednego</text:span><text:span text:style-name="T11_112"><text:s/></text:span><text:span text:style-name="T11_113">powodu</text:span><text:span text:style-name="T11_114"><text:s/>–<text:s/></text:span><text:span text:style-name="T11_115">ze</text:span><text:span text:style-name="T11_116"><text:s/></text:span><text:span text:style-name="T11_117">względu</text:span><text:span text:style-name="T11_118"><text:s/></text:span><text:span text:style-name="T11_119">na</text:span><text:span text:style-name="T11_120"><text:s/></text:span><text:span text:style-name="T11_121">motyw</text:span><text:span text:style-name="T11_122"><text:s/></text:span><text:span text:style-name="T11_123">przemijania</text:span><text:span text:style-name="T11_124"><text:s/></text:span><text:span text:style-name="T11_125">i</text:span><text:span text:style-name="T11_126"><text:s/></text:span><text:span text:style-name="T11_127">pamięci</text:span><text:span text:style-name="T11_128">.<text:s/></text:span><text:span text:style-name="T11_129">Bo</text:span><text:span text:style-name="T11_130"><text:s/></text:span><text:span text:style-name="T11_131">ile</text:span><text:span text:style-name="T11_132"><text:s/></text:span><text:span text:style-name="T11_133">tak</text:span><text:span text:style-name="T11_134"><text:s/></text:span><text:span text:style-name="T11_135">naprawdę</text:span><text:span text:style-name="T11_136"><text:s/></text:span><text:span text:style-name="T11_137">pamięta</text:span><text:span text:style-name="T11_138"><text:s/></text:span><text:span text:style-name="T11_139">się</text:span><text:span text:style-name="T11_140"><text:s/></text:span><text:span text:style-name="T11_141">o</text:span><text:span text:style-name="T11_142"><text:s/></text:span><text:span text:style-name="T11_143">kimś</text:span><text:span text:style-name="T11_144">,<text:s/></text:span><text:span text:style-name="T11_145">kto</text:span><text:span text:style-name="T11_146"><text:s/></text:span><text:span text:style-name="T11_147">odszedł</text:span><text:span text:style-name="T11_148">?<text:s/></text:span><text:span text:style-name="T11_149">Czy</text:span><text:span text:style-name="T11_150"><text:s/></text:span><text:span text:style-name="T11_151">da</text:span><text:span text:style-name="T11_152"><text:s/></text:span><text:span text:style-name="T11_153">się</text:span><text:span text:style-name="T11_154"><text:s/></text:span><text:span text:style-name="T11_155">o</text:span><text:span text:style-name="T11_156"><text:s/></text:span><text:span text:style-name="T11_157">kimś</text:span><text:span text:style-name="T11_158"><text:s/></text:span><text:span text:style-name="T11_159">zapomnieć</text:span><text:span text:style-name="T11_160"><text:s/></text:span><text:span text:style-name="T11_161">całkowicie</text:span><text:span text:style-name="T11_162">,<text:s/></text:span><text:span text:style-name="T11_163">czy</text:span><text:span text:style-name="T11_164"><text:s/></text:span><text:span text:style-name="T11_165">może</text:span><text:span text:style-name="T11_166"><text:s/></text:span><text:span text:style-name="T11_167">też</text:span><text:span text:style-name="T11_168"><text:s/></text:span><text:span text:style-name="T11_169">każdy</text:span><text:span text:style-name="T11_170"><text:s/></text:span><text:span text:style-name="T11_171">ma</text:span><text:span text:style-name="T11_172"><text:s/></text:span><text:span text:style-name="T11_173">szansę</text:span><text:span text:style-name="T11_174"><text:s/></text:span><text:span text:style-name="T11_175">pozostawić</text:span><text:span text:style-name="T11_176"><text:s/></text:span><text:span text:style-name="T11_177">po</text:span><text:span text:style-name="T11_178"><text:s/></text:span><text:span text:style-name="T11_179">sobie</text:span><text:span text:style-name="T11_180"><text:s/></text:span><text:span text:style-name="T11_181">jakiś</text:span><text:span text:style-name="T11_182">,<text:s/></text:span><text:span text:style-name="T11_183">choćby</text:span><text:span text:style-name="T11_184"><text:s/></text:span><text:span text:style-name="T11_185">niewielki</text:span><text:span text:style-name="T11_186">,<text:s/></text:span><text:span text:style-name="T11_187">ślad</text:span><text:span text:style-name="T11_188">?<text:s/></text:span><text:span text:style-name="T11_189">Nie</text:span><text:span text:style-name="T11_190"><text:s/></text:span><text:span text:style-name="T11_191">pamiętam</text:span><text:span text:style-name="T11_192">,<text:s/></text:span><text:span text:style-name="T11_193">kiedy</text:span><text:span text:style-name="T11_194"><text:s/></text:span><text:span text:style-name="T11_195">ostatnio</text:span><text:span text:style-name="T11_196"><text:s/></text:span><text:span text:style-name="T11_197">jakiś</text:span><text:span text:style-name="T11_198"><text:s/></text:span><text:span text:style-name="T11_199">fanfik</text:span><text:span text:style-name="T11_200"><text:s/></text:span><text:span text:style-name="T11_201">bądź</text:span><text:span text:style-name="T11_202"><text:s/></text:span><text:span text:style-name="T11_203">książka</text:span><text:span text:style-name="T11_204"><text:s/></text:span><text:span text:style-name="T11_205">skłoniła</text:span><text:span text:style-name="T11_206"><text:s/></text:span><text:span text:style-name="T11_207">mnie</text:span><text:span text:style-name="T11_208"><text:s/></text:span><text:span text:style-name="T11_209">do</text:span><text:span text:style-name="T11_210"><text:s/></text:span><text:span text:style-name="T11_211">takich</text:span><text:span text:style-name="T11_212"><text:s/></text:span><text:span text:style-name="T11_213">refleksji</text:span><text:span text:style-name="T11_214"><text:s/>–<text:s/></text:span><text:span text:style-name="T11_215">być</text:span><text:span text:style-name="T11_216"><text:s/></text:span><text:span text:style-name="T11_217">może</text:span><text:span text:style-name="T11_218"><text:s/></text:span><text:span text:style-name="T11_219">nieco</text:span><text:span text:style-name="T11_220"><text:s/></text:span><text:span text:style-name="T11_221">ponurych</text:span><text:span text:style-name="T11_222">,<text:s/></text:span><text:span text:style-name="T11_223">ale</text:span><text:span text:style-name="T11_224"><text:s/></text:span><text:span text:style-name="T11_225">jakże</text:span><text:span text:style-name="T11_226">…<text:s/></text:span><text:span text:style-name="T11_227">życiowych</text:span><text:span text:style-name="T11_228">.</text:span></text:p>
      <text:p text:style-name="P12"><text:span text:style-name="T12_1">Jak</text:span><text:span text:style-name="T12_2"><text:s/></text:span><text:span text:style-name="T12_3">przystało</text:span><text:span text:style-name="T12_4"><text:s/></text:span><text:span text:style-name="T12_5">na</text:span><text:span text:style-name="T12_6"><text:s/></text:span><text:span text:style-name="T12_7">porządny</text:span><text:span text:style-name="T12_8"><text:s/>„</text:span><text:span text:style-name="T12_9">plasterek</text:span><text:span text:style-name="T12_10"><text:s/></text:span><text:span text:style-name="T12_11">życia</text:span><text:span text:style-name="T12_12">”,<text:s/></text:span><text:span text:style-name="T12_13">fik</text:span><text:span text:style-name="T12_14"><text:s/></text:span><text:span text:style-name="T12_15">opiera</text:span><text:span text:style-name="T12_16"><text:s/></text:span><text:span text:style-name="T12_17">się</text:span><text:span text:style-name="T12_18"><text:s/></text:span><text:span text:style-name="T12_19">na</text:span><text:span text:style-name="T12_20"><text:s/></text:span><text:span text:style-name="T12_21">przemyśleniach</text:span><text:span text:style-name="T12_22"><text:s/></text:span><text:span text:style-name="T12_23">i</text:span><text:span text:style-name="T12_24"><text:s/></text:span><text:span text:style-name="T12_25">dialogach</text:span><text:span text:style-name="T12_26">,<text:s/></text:span><text:span text:style-name="T12_27">zaś</text:span><text:span text:style-name="T12_28"><text:s/></text:span><text:span text:style-name="T12_29">akcji</text:span><text:span text:style-name="T12_30"><text:s/></text:span><text:span text:style-name="T12_31">jako</text:span><text:span text:style-name="T12_32"><text:s/></text:span><text:span text:style-name="T12_33">takiej</text:span><text:span text:style-name="T12_34"><text:s/></text:span><text:span text:style-name="T12_35">w</text:span><text:span text:style-name="T12_36"><text:s/></text:span><text:span text:style-name="T12_37">nim</text:span><text:span text:style-name="T12_38"><text:s/></text:span><text:span text:style-name="T12_39">nie</text:span><text:span text:style-name="T12_40"><text:s/></text:span><text:span text:style-name="T12_41">uświadczymy</text:span><text:span text:style-name="T12_42">.<text:s/></text:span><text:span text:style-name="T12_43">Sama</text:span><text:span text:style-name="T12_44"><text:s/></text:span><text:span text:style-name="T12_45">Twilight</text:span><text:span text:style-name="T12_46"><text:s/></text:span><text:span text:style-name="T12_47">oddana</text:span><text:span text:style-name="T12_48"><text:s/></text:span><text:span text:style-name="T12_49">jest</text:span><text:span text:style-name="T12_50"><text:s/></text:span><text:span text:style-name="T12_51">bardzo</text:span><text:span text:style-name="T12_52"><text:s/></text:span><text:span text:style-name="T12_53">dobrze</text:span><text:span text:style-name="T12_54">,<text:s/></text:span><text:span text:style-name="T12_55">jej</text:span><text:span text:style-name="T12_56"><text:s/></text:span><text:span text:style-name="T12_57">determinacja</text:span><text:span text:style-name="T12_58"><text:s/></text:span><text:span text:style-name="T12_59">do</text:span><text:span text:style-name="T12_60"><text:s/></text:span><text:span text:style-name="T12_61">rozwiązania</text:span><text:span text:style-name="T12_62"><text:s/></text:span><text:span text:style-name="T12_63">tajemnicy</text:span><text:span text:style-name="T12_64"><text:s/></text:span><text:span text:style-name="T12_65">oraz</text:span><text:span text:style-name="T12_66"><text:s/></text:span><text:span text:style-name="T12_67">instynkt</text:span><text:span text:style-name="T12_68"><text:s/></text:span><text:span text:style-name="T12_69">badacza</text:span><text:span text:style-name="T12_70"><text:s/></text:span><text:span text:style-name="T12_71">napędzają</text:span><text:span text:style-name="T12_72"><text:s/></text:span><text:span text:style-name="T12_73">nie</text:span><text:span text:style-name="T12_74"><text:s/></text:span><text:span text:style-name="T12_75">tylko</text:span><text:span text:style-name="T12_76"><text:s/></text:span><text:span text:style-name="T12_77">ją</text:span><text:span text:style-name="T12_78"><text:s/>(</text:span><text:span text:style-name="T12_79">do</text:span><text:span text:style-name="T12_80"><text:s/></text:span><text:span text:style-name="T12_81">dalszego</text:span><text:span text:style-name="T12_82"><text:s/></text:span><text:span text:style-name="T12_83">szukania</text:span><text:span text:style-name="T12_84">),<text:s/></text:span><text:span text:style-name="T12_85">ale</text:span><text:span text:style-name="T12_86"><text:s/></text:span><text:span text:style-name="T12_87">także</text:span><text:span text:style-name="T12_88"><text:s/></text:span><text:span text:style-name="T12_89">i</text:span><text:span text:style-name="T12_90"><text:s/></text:span><text:span text:style-name="T12_91">nas</text:span><text:span text:style-name="T12_92"><text:s/>(</text:span><text:span text:style-name="T12_93">do</text:span><text:span text:style-name="T12_94"><text:s/></text:span><text:span text:style-name="T12_95">kontynuowania</text:span><text:span text:style-name="T12_96"><text:s/></text:span><text:span text:style-name="T12_97">lektury</text:span><text:span text:style-name="T12_98">).<text:s/></text:span><text:span text:style-name="T12_99">Dobrze</text:span><text:span text:style-name="T12_100"><text:s/></text:span><text:span text:style-name="T12_101">zarysowane</text:span><text:span text:style-name="T12_102"><text:s/></text:span><text:span text:style-name="T12_103">są</text:span><text:span text:style-name="T12_104"><text:s/></text:span><text:span text:style-name="T12_105">również</text:span><text:span text:style-name="T12_106"><text:s/></text:span><text:span text:style-name="T12_107">inne</text:span><text:span text:style-name="T12_108"><text:s/></text:span><text:span text:style-name="T12_109">znane</text:span><text:span text:style-name="T12_110"><text:s/></text:span><text:span text:style-name="T12_111">postacie</text:span><text:span text:style-name="T12_112"><text:s/>–<text:s/></text:span><text:span text:style-name="T12_113">nawet</text:span><text:span text:style-name="T12_114"><text:s/></text:span><text:span text:style-name="T12_115">mimo</text:span><text:span text:style-name="T12_116"><text:s/></text:span><text:span text:style-name="T12_117">tego</text:span><text:span text:style-name="T12_118">,<text:s/></text:span><text:span text:style-name="T12_119">iż</text:span><text:span text:style-name="T12_120"><text:s/></text:span><text:span text:style-name="T12_121">występują</text:span><text:span text:style-name="T12_122"><text:s/></text:span><text:span text:style-name="T12_123">one</text:span><text:span text:style-name="T12_124"><text:s/></text:span><text:span text:style-name="T12_125">jedynie</text:span><text:span text:style-name="T12_126"><text:s/></text:span><text:span text:style-name="T12_127">epizodycznie</text:span><text:span text:style-name="T12_128">,<text:s/></text:span><text:span text:style-name="T12_129">jako</text:span><text:span text:style-name="T12_130"><text:s/></text:span><text:span text:style-name="T12_131">kolejne</text:span><text:span text:style-name="T12_132"><text:s/>„</text:span><text:span text:style-name="T12_133">osoby</text:span><text:span text:style-name="T12_134"><text:s/></text:span><text:span text:style-name="T12_135">do</text:span><text:span text:style-name="T12_136"><text:s/></text:span><text:span text:style-name="T12_137">przepytania</text:span><text:span text:style-name="T12_138">”.</text:span></text:p>
      <text:p text:style-name="P13"><text:span text:style-name="T13_1">Strona</text:span><text:span text:style-name="T13_2"><text:s/></text:span><text:span text:style-name="T13_3">techniczna</text:span><text:span text:style-name="T13_4"><text:s/></text:span><text:span text:style-name="T13_5">jest</text:span><text:span text:style-name="T13_6"><text:s/></text:span><text:span text:style-name="T13_7">bez</text:span><text:span text:style-name="T13_8"><text:s/></text:span><text:span text:style-name="T13_9">zarzutu</text:span><text:span text:style-name="T13_10">,<text:s/></text:span><text:span text:style-name="T13_11">dialogi</text:span><text:span text:style-name="T13_12">,<text:s/></text:span><text:span text:style-name="T13_13">opisy</text:span><text:span text:style-name="T13_14">,<text:s/></text:span><text:span text:style-name="T13_15">wszystko</text:span><text:span text:style-name="T13_16"><text:s/></text:span><text:span text:style-name="T13_17">jest</text:span><text:span text:style-name="T13_18"><text:s/></text:span><text:span text:style-name="T13_19">zaserwowane</text:span><text:span text:style-name="T13_20"><text:s/></text:span><text:span text:style-name="T13_21">w</text:span><text:span text:style-name="T13_22"><text:s/></text:span><text:span text:style-name="T13_23">odpowiednich</text:span><text:span text:style-name="T13_24"><text:s/></text:span><text:span text:style-name="T13_25">proporcjach</text:span><text:span text:style-name="T13_26">.<text:s/></text:span><text:span text:style-name="T13_27">Język</text:span><text:span text:style-name="T13_28"><text:s/></text:span><text:span text:style-name="T13_29">tekstu</text:span><text:span text:style-name="T13_30"><text:s/></text:span><text:span text:style-name="T13_31">nie</text:span><text:span text:style-name="T13_32"><text:s/></text:span><text:span text:style-name="T13_33">jest</text:span><text:span text:style-name="T13_34"><text:s/></text:span><text:span text:style-name="T13_35">też</text:span><text:span text:style-name="T13_36"><text:s/></text:span><text:span text:style-name="T13_37">przesadnie</text:span><text:span text:style-name="T13_38"><text:s/></text:span><text:span text:style-name="T13_39">trudny</text:span><text:span text:style-name="T13_40">,<text:s/></text:span><text:span text:style-name="T13_41">nie</text:span><text:span text:style-name="T13_42"><text:s/></text:span><text:span text:style-name="T13_43">zawiera</text:span><text:span text:style-name="T13_44"><text:s/></text:span><text:span text:style-name="T13_45">dzikich</text:span><text:span text:style-name="T13_46"><text:s/></text:span><text:span text:style-name="T13_47">gier</text:span><text:span text:style-name="T13_48"><text:s/></text:span><text:span text:style-name="T13_49">słownych</text:span><text:span text:style-name="T13_50"><text:s/></text:span><text:span text:style-name="T13_51">czy</text:span><text:span text:style-name="T13_52"><text:s/></text:span><text:span text:style-name="T13_53">slangu</text:span><text:span text:style-name="T13_54">,<text:s/></text:span><text:span text:style-name="T13_55">toteż</text:span><text:span text:style-name="T13_56"><text:s/></text:span><text:span text:style-name="T13_57">nikt</text:span><text:span text:style-name="T13_58"><text:s/></text:span><text:span text:style-name="T13_59">nie</text:span><text:span text:style-name="T13_60"><text:s/></text:span><text:span text:style-name="T13_61">powinien</text:span><text:span text:style-name="T13_62"><text:s/></text:span><text:span text:style-name="T13_63">mieć</text:span><text:span text:style-name="T13_64"><text:s/></text:span><text:span text:style-name="T13_65">problemów</text:span><text:span text:style-name="T13_66"><text:s/></text:span><text:span text:style-name="T13_67">z</text:span><text:span text:style-name="T13_68"><text:s/></text:span><text:span text:style-name="T13_69">jego</text:span><text:span text:style-name="T13_70"><text:s/></text:span><text:span text:style-name="T13_71">lekturą</text:span><text:span text:style-name="T13_72">.</text:span></text:p>
      <text:p text:style-name="P14"><text:span text:style-name="T14_1">Wady</text:span><text:span text:style-name="T14_2">?<text:s/></text:span><text:span text:style-name="T14_3">Być</text:span><text:span text:style-name="T14_4"><text:s/></text:span><text:span text:style-name="T14_5">może</text:span><text:span text:style-name="T14_6"><text:s/></text:span><text:span text:style-name="T14_7">zakończenie</text:span><text:span text:style-name="T14_8"><text:s/></text:span><text:span text:style-name="T14_9">nie</text:span><text:span text:style-name="T14_10"><text:s/></text:span><text:span text:style-name="T14_11">dla</text:span><text:span text:style-name="T14_12"><text:s/></text:span><text:span text:style-name="T14_13">wszystkich</text:span><text:span text:style-name="T14_14"><text:s/></text:span><text:span text:style-name="T14_15">będzie</text:span><text:span text:style-name="T14_16"><text:s/></text:span><text:span text:style-name="T14_17">satysfakcjonujące</text:span><text:span text:style-name="T14_18">.<text:s/></text:span><text:span text:style-name="T14_19">Być</text:span><text:span text:style-name="T14_20"><text:s/></text:span><text:span text:style-name="T14_21">może</text:span><text:span text:style-name="T14_22"><text:s/></text:span><text:span text:style-name="T14_23">ktoś</text:span><text:span text:style-name="T14_24"><text:s/></text:span><text:span text:style-name="T14_25">powie</text:span><text:span text:style-name="T14_26">,<text:s/></text:span><text:span text:style-name="T14_27">że</text:span><text:span text:style-name="T14_28"><text:s/></text:span><text:span text:style-name="T14_29">fik</text:span><text:span text:style-name="T14_30"><text:s/></text:span><text:span text:style-name="T14_31">wcale</text:span><text:span text:style-name="T14_32"><text:s/></text:span><text:span text:style-name="T14_33">nie</text:span><text:span text:style-name="T14_34"><text:s/></text:span><text:span text:style-name="T14_35">jest</text:span><text:span text:style-name="T14_36"><text:s/>„</text:span><text:span text:style-name="T14_37">kucykowy</text:span><text:span text:style-name="T14_38">”,<text:s/></text:span><text:span text:style-name="T14_39">bo</text:span><text:span text:style-name="T14_40"><text:s/></text:span><text:span text:style-name="T14_41">tę</text:span><text:span text:style-name="T14_42"><text:s/></text:span><text:span text:style-name="T14_43">historię</text:span><text:span text:style-name="T14_44"><text:s/></text:span><text:span text:style-name="T14_45">można</text:span><text:span text:style-name="T14_46"><text:s/></text:span><text:span text:style-name="T14_47">by</text:span><text:span text:style-name="T14_48"><text:s/></text:span><text:span text:style-name="T14_49">spokojnie</text:span><text:span text:style-name="T14_50"><text:s/></text:span><text:span text:style-name="T14_51">napisać</text:span><text:span text:style-name="T14_52">,<text:s/></text:span><text:span text:style-name="T14_53">biorąc</text:span><text:span text:style-name="T14_54"><text:s/></text:span><text:span text:style-name="T14_55">ludzi</text:span><text:span text:style-name="T14_56"><text:s/></text:span><text:span text:style-name="T14_57">za</text:span><text:span text:style-name="T14_58"><text:s/></text:span><text:span text:style-name="T14_59">bohaterów</text:span><text:span text:style-name="T14_60">.<text:s/></text:span><text:span text:style-name="T14_61">Być</text:span><text:span text:style-name="T14_62"><text:s/></text:span><text:span text:style-name="T14_63">może</text:span><text:span text:style-name="T14_64">…<text:s/></text:span><text:span text:style-name="T14_65">No</text:span><text:span text:style-name="T14_66"><text:s/></text:span><text:span text:style-name="T14_67">dobra</text:span><text:span text:style-name="T14_68">,<text:s/></text:span><text:span text:style-name="T14_69">co</text:span><text:span text:style-name="T14_70"><text:s/></text:span><text:span text:style-name="T14_71">tu</text:span><text:span text:style-name="T14_72"><text:s/></text:span><text:span text:style-name="T14_73">dużo</text:span><text:span text:style-name="T14_74"><text:s/></text:span><text:span text:style-name="T14_75">ukrywać</text:span><text:span text:style-name="T14_76"><text:s/>–<text:s/></text:span><text:span text:style-name="T14_77">według</text:span><text:span text:style-name="T14_78"><text:s/></text:span><text:span text:style-name="T14_79">mnie</text:span><text:span text:style-name="T14_80"><text:s/></text:span><text:span text:style-name="T14_81">szukanie</text:span><text:span text:style-name="T14_82"><text:s/></text:span><text:span text:style-name="T14_83">wad</text:span><text:span text:style-name="T14_84"><text:s/></text:span><text:span text:style-name="T14_85">w</text:span><text:span text:style-name="T14_86"><text:s/></text:span><text:span text:style-name="T14_87">tym</text:span><text:span text:style-name="T14_88"><text:s/></text:span><text:span text:style-name="T14_89">fiku</text:span><text:span text:style-name="T14_90"><text:s/></text:span><text:span text:style-name="T14_91">to</text:span><text:span text:style-name="T14_92"><text:s/></text:span><text:span text:style-name="T14_93">zwykłe</text:span><text:span text:style-name="T14_94"><text:s/></text:span><text:span text:style-name="T14_95">czepialstwo</text:span><text:span text:style-name="T14_96"><text:s/></text:span><text:span text:style-name="T14_97">i</text:span><text:span text:style-name="T14_98"><text:s/></text:span><text:span text:style-name="T14_99">tyle</text:span><text:span text:style-name="T14_100">,<text:s/></text:span><text:span text:style-name="T14_101">bo</text:span><text:span text:style-name="T14_102"><text:s/></text:span><text:span text:style-name="T14_103">rzadko</text:span><text:span text:style-name="T14_104"><text:s/></text:span><text:span text:style-name="T14_105">trafia</text:span><text:span text:style-name="T14_106"><text:s/></text:span><text:span text:style-name="T14_107">się</text:span><text:span text:style-name="T14_108"><text:s/></text:span><text:span text:style-name="T14_109">opowieść</text:span><text:span text:style-name="T14_110">,<text:s/></text:span><text:span text:style-name="T14_111">nad</text:span><text:span text:style-name="T14_112"><text:s/></text:span><text:span text:style-name="T14_113">którą</text:span><text:span text:style-name="T14_114"><text:s/></text:span><text:span text:style-name="T14_115">można</text:span><text:span text:style-name="T14_116"><text:s/></text:span><text:span text:style-name="T14_117">rozmyślać</text:span><text:span text:style-name="T14_118"><text:s/></text:span><text:span text:style-name="T14_119">dłużej</text:span><text:span text:style-name="T14_120">,<text:s/></text:span><text:span text:style-name="T14_121">niż</text:span><text:span text:style-name="T14_122"><text:s/></text:span><text:span text:style-name="T14_123">ją</text:span><text:span text:style-name="T14_124"><text:s/></text:span><text:span text:style-name="T14_125">czytać</text:span><text:span text:style-name="T14_126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